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a61" officeooo:paragraph-rsid="00117a61"/>
    </style:style>
    <style:style style:name="P2" style:family="paragraph" style:parent-style-name="Standard">
      <style:text-properties officeooo:rsid="00126b74" officeooo:paragraph-rsid="00126b74"/>
    </style:style>
    <style:style style:name="P3" style:family="paragraph" style:parent-style-name="Standard">
      <style:text-properties officeooo:rsid="00126b74" officeooo:paragraph-rsid="00139d3c"/>
    </style:style>
    <style:style style:name="P4" style:family="paragraph" style:parent-style-name="Standard">
      <style:text-properties officeooo:rsid="00139d3c" officeooo:paragraph-rsid="00139d3c"/>
    </style:style>
    <style:style style:name="P5" style:family="paragraph" style:parent-style-name="Standard">
      <style:text-properties fo:font-weight="bold" officeooo:rsid="0014c49a" officeooo:paragraph-rsid="0014c49a" style:font-weight-asian="bold" style:font-weight-complex="bold"/>
    </style:style>
    <style:style style:name="P6" style:family="paragraph" style:parent-style-name="Standard">
      <style:text-properties fo:font-weight="bold" officeooo:rsid="0015f6b7" officeooo:paragraph-rsid="0015f6b7" style:font-weight-asian="bold" style:font-weight-complex="bold"/>
    </style:style>
    <style:style style:name="P7" style:family="paragraph" style:parent-style-name="Standard">
      <style:text-properties fo:font-weight="bold" officeooo:rsid="00170540" officeooo:paragraph-rsid="00170540" style:font-weight-asian="bold" style:font-weight-complex="bold"/>
    </style:style>
    <style:style style:name="P8" style:family="paragraph" style:parent-style-name="Standard">
      <style:text-properties fo:font-weight="bold" officeooo:rsid="00187ed7" officeooo:paragraph-rsid="00187ed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6b7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scanf non devo mettere la &amp; nella stringa perché il nome della stringa è un puntatore al primo elemento della stringa</text:p>
      <text:p text:style-name="P1"/>
      <text:p text:style-name="P1">http://www.lysator.liu.se/c/c-faq/c-2.html</text:p>
      <text:p text:style-name="P1"/>
      <text:p text:style-name="P1"/>
      <text:p text:style-name="P1">/* Scrivere un programma che riceva in ingresso un intero e una classe di studenti e costruisce la lista degli studenti più giovani della classe, tenendola */</text:p>
      <text:p text:style-name="P1"/>
      <text:p text:style-name="P1">typedef struct</text:p>
      <text:p text:style-name="P1"/>
      <text:p text:style-name="P1">{</text:p>
      <text:p text:style-name="P1"><text:tab/>int num_elem;</text:p>
      <text:p text:style-name="P1"><text:tab/>float seq[100];</text:p>
      <text:p text:style-name="P1">} lista;</text:p>
      <text:p text:style-name="P1"/>
      <text:p text:style-name="P1">lista calcola(lista classe, int n);</text:p>
      <text:p text:style-name="P1">// Restituisce l'elenco dei 100 più giovani</text:p>
      <text:p text:style-name="P1"/>
      <text:p text:style-name="P1">void calcola(lista classe, int n, lista *pl)</text:p>
      <text:p text:style-name="P1"/>
      <text:p text:style-name="P2">Errore puntatori (o riferimenti) a variabili automatiche</text:p>
      <text:p text:style-name="P2">Automatiche: variabili locali a un sottoprogramma</text:p>
      <text:p text:style-name="P2"/>
      <text:p text:style-name="P2">Errore perché:</text:p>
      <text:p text:style-name="P2"/>
      <text:p text:style-name="P2">int *funz(... ...){</text:p>
      <text:p text:style-name="P2"><text:tab/>int x;</text:p>
      <text:p text:style-name="P2"><text:tab/>return *x;</text:p>
      <text:p text:style-name="P2">}</text:p>
      <text:p text:style-name="P2"/>
      <text:p text:style-name="P3">main:</text:p>
      <text:p text:style-name="P2"/>
      <text:p text:style-name="P2">int *punt;</text:p>
      <text:p text:style-name="P2">punt = funz( ... );</text:p>
      <text:p text:style-name="P2"/>
      <text:p text:style-name="P4">Ma con le array si può fare lo stesso errore.</text:p>
      <text:p text:style-name="P4"/>
      <text:p text:style-name="P4">typedef struct {</text:p>
      <text:p text:style-name="P4"><text:tab/>char nome[30];</text:p>
      <text:p text:style-name="P4">} studenti;</text:p>
      <text:p text:style-name="P4"/>
      <text:p text:style-name="P4">studente *giovani( ... ){</text:p>
      <text:p text:style-name="P4"><text:tab/>studente lg[50];</text:p>
      <text:p text:style-name="P4"><text:tab/>...</text:p>
      <text:p text:style-name="P4"><text:tab/>return lg;</text:p>
      <text:p text:style-name="P4">}</text:p>
      <text:p text:style-name="P4"/>
      <text:p text:style-name="P4"><text:soft-page-break/>lg è una variabile automatica, che sparisce nella funzione. Stiamo restituendo un puntatore a variabile automatica.</text:p>
      <text:p text:style-name="P4"/>
      <text:p text:style-name="P4">Se restituisco un puntatore a qualcosa che flùttua è sbagliato, perché la variabile è temporanea (nella funzione).</text:p>
      <text:p text:style-name="P4"/>
      <text:p text:style-name="P5"><text:tab/><text:tab/><text:tab/><text:tab/><text:tab/><text:tab/>BLOCCHI</text:p>
      <text:p text:style-name="P5"><text:span text:style-name="T1"/></text:p>
      <text:p text:style-name="P5"><text:span text:style-name="T1">int funzione (int a, int b)</text:span></text:p>
      <text:p text:style-name="P5"><text:span text:style-name="T1"/></text:p>
      <text:p text:style-name="P5"><text:span text:style-name="T1">{</text:span></text:p>
      <text:p text:style-name="P5"><text:span text:style-name="T1"><text:tab/>int x;</text:span></text:p>
      <text:p text:style-name="P5"><text:span text:style-name="T1"><text:tab/>int y;</text:span></text:p>
      <text:p text:style-name="P5"><text:span text:style-name="T1"><text:tab/>...</text:span></text:p>
      <text:p text:style-name="P5"><text:span text:style-name="T1"><text:tab/>{</text:span></text:p>
      <text:p text:style-name="P5"><text:span text:style-name="T1"><text:tab/><text:tab/>int a, i;</text:span></text:p>
      <text:p text:style-name="P5"><text:span text:style-name="T1"><text:tab/><text:tab/>...<text:tab/><text:tab/><text:tab/>&lt;-- blocco</text:span></text:p>
      <text:p text:style-name="P5"><text:span text:style-name="T1"><text:tab/></text:span><text:span text:style-name="T3">}</text:span></text:p>
      <text:p text:style-name="P5"><text:span text:style-name="T1">}</text:span></text:p>
      <text:p text:style-name="P5"><text:span text:style-name="T1"/></text:p>
      <text:p text:style-name="P5"><text:span text:style-name="T1">globale:</text:span></text:p>
      <text:p text:style-name="P5"><text:span text:style-name="T1"/></text:p>
      <text:p text:style-name="P5"><text:span text:style-name="T1">int g1, g2;</text:span></text:p>
      <text:p text:style-name="P5"><text:span text:style-name="T1"/></text:p>
      <text:p text:style-name="P5"><text:span text:style-name="T2"><text:s text:c="5"/></text:span><text:span text:style-name="T1"><text:s/>main(){</text:span></text:p>
      <text:p text:style-name="P5"><text:span text:style-name="T1"><text:tab/>int a, b;</text:span><text:span text:style-name="T2"><text:tab/>blocco 1</text:span></text:p>
      <text:p text:style-name="P6"><text:span text:style-name="T1"><text:tab/>{</text:span></text:p>
      <text:p text:style-name="P6"><text:span text:style-name="T1"><text:tab/><text:tab/>int a;<text:tab/>blocco 2</text:span></text:p>
      <text:p text:style-name="P6"><text:span text:style-name="T1"><text:tab/>}</text:span></text:p>
      <text:p text:style-name="P6"><text:span text:style-name="T1"/></text:p>
      <text:p text:style-name="P7"><text:span text:style-name="T1"/></text:p>
      <text:p text:style-name="P7"><text:span text:style-name="T1"/></text:p>
      <text:p text:style-name="P7"><text:span text:style-name="T1">typedef struct {</text:span></text:p>
      <text:p text:style-name="P7"><text:span text:style-name="T1"><text:tab/>int n;</text:span></text:p>
      <text:p text:style-name="P7"><text:span text:style-name="T1"><text:tab/>float seq[1000];</text:span></text:p>
      <text:p text:style-name="P7"><text:span text:style-name="T1">} listaFloat;</text:span></text:p>
      <text:p text:style-name="P7"><text:span text:style-name="T1"/></text:p>
      <text:p text:style-name="P7"><text:span text:style-name="T1">void inserisciInCoda (float x, listaFloat *pl)<text:line-break/></text:span></text:p>
      <text:p text:style-name="P7"><text:span text:style-name="T1">main: </text:span></text:p>
      <text:p text:style-name="P7"><text:span text:style-name="T1"/></text:p>
      <text:p text:style-name="P7"><text:span text:style-name="T1">listaFloat l;</text:span></text:p>
      <text:p text:style-name="P7"><text:span text:style-name="T1">insInCoda(1.41, &amp;l);</text:span></text:p>
      <text:p text:style-name="P7"><text:span text:style-name="T1"/></text:p>
      <text:p text:style-name="P7"><text:span text:style-name="T1">/* Scrivere un programma che riceva in ingresso un intero e una classe di studenti e costruisce la lista degli studenti più giovani della classe, tenendola */</text:span></text:p>
      <text:p text:style-name="P7"><text:span text:style-name="T1"/></text:p>
      <text:p text:style-name="P7"><text:span text:style-name="T1">typedef struct</text:span></text:p>
      <text:p text:style-name="P7"><text:span text:style-name="T1"/></text:p>
      <text:p text:style-name="P7"><text:soft-page-break/><text:span text:style-name="T1">{</text:span></text:p>
      <text:p text:style-name="P7"><text:span text:style-name="T1"><text:tab/>int num_elem;</text:span></text:p>
      <text:p text:style-name="P7"><text:span text:style-name="T1"><text:tab/>float seq[100];</text:span></text:p>
      <text:p text:style-name="P7"><text:span text:style-name="T1">} lista;</text:span></text:p>
      <text:p text:style-name="P7"><text:span text:style-name="T1"/></text:p>
      <text:p text:style-name="P7"><text:span text:style-name="T1">lista calcola(lista classe, int n);</text:span></text:p>
      <text:p text:style-name="P7"><text:span text:style-name="T1">// Restituisce l'elenco dei 100 più giovani</text:span></text:p>
      <text:p text:style-name="P7"><text:span text:style-name="T1"/></text:p>
      <text:p text:style-name="P7"><text:span text:style-name="T1">void calcola(lista classe, int n, lista *pl)</text:span></text:p>
      <text:p text:style-name="P7"><text:span text:style-name="T1"/></text:p>
      <text:p text:style-name="P7"><text:span text:style-name="T1">/* Scrivere un programma che riceva in ingresso un intero e una classe di studenti e costruisce la lista degli studenti più giovani della classe, tenendola */</text:span></text:p>
      <text:p text:style-name="P7"><text:span text:style-name="T1"/></text:p>
      <text:p text:style-name="P7"><text:span text:style-name="T1">typedef struct</text:span></text:p>
      <text:p text:style-name="P7"><text:span text:style-name="T1"/></text:p>
      <text:p text:style-name="P7"><text:span text:style-name="T1">{</text:span></text:p>
      <text:p text:style-name="P7"><text:span text:style-name="T1"><text:tab/>int num_elem;</text:span></text:p>
      <text:p text:style-name="P7"><text:span text:style-name="T1"><text:tab/>float seq[100];</text:span></text:p>
      <text:p text:style-name="P7"><text:span text:style-name="T1">} lista;</text:span></text:p>
      <text:p text:style-name="P7"><text:span text:style-name="T1"/></text:p>
      <text:p text:style-name="P7"><text:span text:style-name="T1">lista calcola(lista classe, int n);</text:span></text:p>
      <text:p text:style-name="P7"><text:span text:style-name="T1">// Restituisce l'elenco dei 100 più giovani</text:span></text:p>
      <text:p text:style-name="P7"><text:span text:style-name="T1"/></text:p>
      <text:p text:style-name="P7"><text:span text:style-name="T1">void calcola(lista classe, int n, lista *pl)</text:span></text:p>
      <text:p text:style-name="P7"><text:span text:style-name="T1"/></text:p>
      <text:p text:style-name="P7"><text:span text:style-name="T1"/></text:p>
      <text:p text:style-name="P8">typedef void{struct{int ***MinMaxMed;} MaxMin; printf("maxMIN");} MACS_MI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3" meta:paragraph-count="77" meta:word-count="343" meta:character-count="2105" meta:non-whitespace-character-count="1795"/>
  </office:meta>
</office:document-meta>
</file>